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0cm" fo:margin-right="0cm" fo:margin-top="0.282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text-overline-style="none" style:text-overline-color="font-color"/>
    </style:style>
    <style:style style:name="P2" style:family="paragraph" style:parent-style-name="Default_7e_LT_7e_Gliederung_20_2" style:list-style-name="L1">
      <style:paragraph-properties fo:margin-top="0.245cm" fo:margin-bottom="0cm" style:contextual-spacing="false" fo:line-height="100%" fo:text-align="start" style:justify-single-word="false" style:text-autospace="non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text-overline-style="none" style:text-overline-color="font-color"/>
    </style:style>
    <style:style style:name="P3" style:family="paragraph" style:parent-style-name="Default_7e_LT_7e_Gliederung_20_2" style:list-style-name="L1">
      <style:paragraph-properties fo:margin-top="0.245cm" fo:margin-bottom="0cm" style:contextual-spacing="false" fo:line-height="100%" fo:text-align="start" style:justify-single-word="false" style:text-autospace="non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officeooo:rsid="000199c9"/>
    </style:style>
    <style:style style:name="T2" style:family="text">
      <style:text-properties officeooo:rsid="00031761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tyle="normal" fo:text-shadow="none" style:text-underline-style="none" fo:font-weight="normal" officeooo:rsid="00031761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1: <text:s text:c="40"/>Date:</text:p>
      <text:p text:style-name="P1">Name2:</text:p>
      <text:p text:style-name="P1"/>
      <text:p text:style-name="P1">Give an ER Diagram for a DB reco<text:span text:style-name="T1">r</text:span>ding info about teams, players and their fans, including:</text:p>
      <text:list xml:id="list7341145521282580068" text:style-name="L1">
        <text:list-item>
          <text:p text:style-name="P2">For each team, its name, players, and its team captain</text:p>
        </text:list-item>
        <text:list-item>
          <text:p text:style-name="P3"><text:span text:style-name="T3">For each player, his/her name, </text:span><text:span text:style-name="T4">and his/her children, and his favorite col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282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" fo:font-family="Times" style:font-family-generic="roman" style:font-pitch="variable" fo:font-size="24pt" fo:font-style="normal" fo:text-shadow="none" style:text-underline-style="none" fo:font-weight="normal" style:font-name-asian="Times" style:font-family-asian="Times" style:font-family-generic-asian="roman" style:font-pitch-asian="variable" style:font-size-asian="24pt" style:font-style-asian="normal" style:font-weight-asian="normal" style:font-name-complex="Times" style:font-family-complex="Times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" fo:font-family="Times" style:font-family-generic="roman" style:font-pitch="variable" fo:font-size="24pt" fo:font-style="normal" fo:text-shadow="none" style:text-underline-style="none" fo:font-weight="normal" style:font-name-asian="Times" style:font-family-asian="Times" style:font-family-generic-asian="roman" style:font-pitch-asian="variable" style:font-size-asian="24pt" style:font-style-asian="normal" style:font-weight-asian="normal" style:font-name-complex="Times" style:font-family-complex="Times" style:font-family-generic-complex="roman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282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1-10-19T15:47:54</meta:creation-date>
    <dc:date>2014-03-04T10:14:00.608775225</dc:date>
    <dc:creator>dmg </dc:creator>
    <meta:editing-duration>PT1M34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43" meta:character-count="282" meta:non-whitespace-character-count="206"/>
  </office:meta>
</office:document-meta>
</file>